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4557" officeooo:paragraph-rsid="00174557"/>
    </style:style>
    <style:style style:name="P2" style:family="paragraph" style:parent-style-name="Standard">
      <style:text-properties officeooo:rsid="00185121" officeooo:paragraph-rsid="00185121"/>
    </style:style>
    <style:style style:name="P3" style:family="paragraph" style:parent-style-name="Standard">
      <style:text-properties fo:font-weight="bold" officeooo:rsid="00185121" officeooo:paragraph-rsid="00185121" style:font-weight-asian="bold" style:font-weight-complex="bold"/>
    </style:style>
    <style:style style:name="P4" style:family="paragraph" style:parent-style-name="Standard">
      <style:text-properties fo:font-weight="bold" officeooo:rsid="00189e19" officeooo:paragraph-rsid="00189e19" style:font-weight-asian="bold" style:font-weight-complex="bold"/>
    </style:style>
    <style:style style:name="P5" style:family="paragraph" style:parent-style-name="Standard">
      <style:text-properties fo:font-weight="bold" officeooo:rsid="001b0409" officeooo:paragraph-rsid="001b0409" style:font-weight-asian="bold" style:font-weight-complex="bold"/>
    </style:style>
    <style:style style:name="P6" style:family="paragraph" style:parent-style-name="Standard">
      <style:text-properties fo:font-weight="bold" officeooo:rsid="001b1bad" officeooo:paragraph-rsid="001b1bad" style:font-weight-asian="bold" style:font-weight-complex="bold"/>
    </style:style>
    <style:style style:name="P7" style:family="paragraph" style:parent-style-name="Standard">
      <style:text-properties fo:font-weight="bold" officeooo:rsid="001b89eb" officeooo:paragraph-rsid="001b89eb" style:font-weight-asian="bold" style:font-weight-complex="bold"/>
    </style:style>
    <style:style style:name="P8" style:family="paragraph" style:parent-style-name="Standard">
      <style:text-properties style:text-line-through-style="solid" style:text-line-through-type="single" officeooo:rsid="00185121" officeooo:paragraph-rsid="0018512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9e19" style:font-weight-asian="normal" style:font-weight-complex="normal"/>
    </style:style>
    <style:style style:name="T3" style:family="text">
      <style:text-properties fo:font-weight="normal" officeooo:rsid="001a6dc4" style:font-weight-asian="normal" style:font-weight-complex="normal"/>
    </style:style>
    <style:style style:name="T4" style:family="text">
      <style:text-properties fo:font-weight="normal" officeooo:rsid="001b0409" style:font-weight-asian="normal" style:font-weight-complex="normal"/>
    </style:style>
    <style:style style:name="T5" style:family="text">
      <style:text-properties fo:font-weight="normal" officeooo:rsid="001b1bad" style:font-weight-asian="normal" style:font-weight-complex="normal"/>
    </style:style>
    <style:style style:name="T6" style:family="text">
      <style:text-properties fo:font-weight="normal" officeooo:rsid="001b89eb" style:font-weight-asian="normal" style:font-weight-complex="normal"/>
    </style:style>
    <style:style style:name="T7" style:family="text">
      <style:text-properties officeooo:rsid="001b89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s de principe pour les fonctions tp1.c</text:p>
      <text:p text:style-name="P1"/>
      <text:p text:style-name="P1">chargeList</text:p>
      <text:p text:style-name="P1">getDate</text:p>
      <text:p text:style-name="P1">rechercheMotif</text:p>
      <text:p text:style-name="P2">sauvegarde</text:p>
      <text:p text:style-name="P2">compare</text:p>
      <text:p text:style-name="P8">affichage</text:p>
      <text:p text:style-name="P8">suppMessage</text:p>
      <text:p text:style-name="P8">change date</text:p>
      <text:p text:style-name="P2"/>
      <text:p text:style-name="P3">affichage <text:span text:style-name="T1">: affichage de la liste chainée</text:span></text:p>
      <text:p text:style-name="P3"><text:span text:style-name="T1"/></text:p>
      <text:p text:style-name="P3"><text:span text:style-name="T1">Si la tête de liste n’est pas vide alors: </text:span></text:p>
      <text:p text:style-name="P3"><text:span text:style-name="T1"><text:tab/>Tant qu’il y a un message dans la chaine:</text:span></text:p>
      <text:p text:style-name="P3"><text:span text:style-name="T1"><text:tab/><text:tab/>afficher les dates et le texte;</text:span></text:p>
      <text:p text:style-name="P3"><text:span text:style-name="T1"><text:tab/><text:tab/>progession du pointeur courant;</text:span></text:p>
      <text:p text:style-name="P3"><text:span text:style-name="T1">Sinon: afficher que la liste est vide;</text:span></text:p>
      <text:p text:style-name="P5"><text:span text:style-name="T1">fsi;</text:span></text:p>
      <text:p text:style-name="P3"><text:span text:style-name="T1"/></text:p>
      <text:p text:style-name="P3"><text:span text:style-name="T1"/></text:p>
      <text:p text:style-name="P3">ChangeDate <text:span text:style-name="T1">: Modification de la date de tous les messages correspondant à la date placée en paramètre</text:span></text:p>
      <text:p text:style-name="P3"><text:span text:style-name="T1"/></text:p>
      <text:p text:style-name="P3"><text:span text:style-name="T1">Si la liste est vide alors: </text:span><text:span text:style-name="T2">modification impossible</text:span></text:p>
      <text:p text:style-name="P4"><text:span text:style-name="T1">Sinon: </text:span></text:p>
      <text:p text:style-name="P4"><text:span text:style-name="T1"><text:tab/>Tant que la fin la liste n’est pas atteinte:</text:span></text:p>
      <text:p text:style-name="P4"><text:span text:style-name="T1"><text:tab/><text:tab/>Si la date du message correspond:</text:span></text:p>
      <text:p text:style-name="P4"><text:span text:style-name="T1"><text:tab/><text:tab/><text:tab/>modifier la date deb et fin;</text:span></text:p>
      <text:p text:style-name="P4"><text:span text:style-name="T1"><text:tab/><text:tab/><text:tab/>réinsertion du bloc au bon endro</text:span><text:span text:style-name="T3">it;</text:span></text:p>
      <text:p text:style-name="P4"><text:span text:style-name="T1"><text:tab/><text:tab/>progression du pointeur de parcours;</text:span></text:p>
      <text:p text:style-name="P4"><text:span text:style-name="T1"><text:tab/><text:tab/></text:span><text:span text:style-name="T4">fsi;</text:span></text:p>
      <text:p text:style-name="P4"><text:span text:style-name="T4"><text:tab/>ftq;</text:span></text:p>
      <text:p text:style-name="P5"><text:span text:style-name="T1">fsi;</text:span></text:p>
      <text:p text:style-name="P5"><text:span text:style-name="T1"/></text:p>
      <text:p text:style-name="P5"><text:span text:style-name="T1"/></text:p>
      <text:p text:style-name="P5">SuppMessage<text:span text:style-name="T1"> : </text:span><text:span text:style-name="T5">suppresion des messages obsolètes</text:span></text:p>
      <text:p text:style-name="P5"><text:span text:style-name="T5"/></text:p>
      <text:p text:style-name="P6"><text:span text:style-name="T1">Parcourir la liste:</text:span></text:p>
      <text:p text:style-name="P6"><text:span text:style-name="T1"><text:tab/>Si la date de fin de validité est inférieure à la date système alors:</text:span></text:p>
      <text:p text:style-name="P6"><text:span text:style-name="T1"><text:tab/><text:tab/></text:span>suppCell<text:span text:style-name="T1">;</text:span></text:p>
      <text:p text:style-name="P6"><text:span text:style-name="T1"><text:tab/></text:span><text:span text:style-name="T6">fsi;</text:span></text:p>
      <text:p text:style-name="P6"><text:span text:style-name="T6"/></text:p>
      <text:p text:style-name="P7"><text:span text:style-name="T1"/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0:50:34.436365574</meta:creation-date>
    <dc:date>2019-03-12T01:24:14.385032994</dc:date>
    <meta:editing-duration>PT33M3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145" meta:character-count="867" meta:non-whitespace-character-count="729"/>
  </office:meta>
</office:document-meta>
</file>